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978cm"/>
    </style:style>
    <style:style style:name="co10" style:family="table-column">
      <style:table-column-properties fo:break-before="auto" style:column-width="4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oerp_5f_aqua">
      <style:table-cell-properties style:diagonal-bl-tr="none" style:diagonal-tl-br="none" fo:background-color="transparent" fo:border="0.74pt solid #000000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c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1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c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2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c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3" style:family="table-cell" style:parent-style-name="Default" style:data-style-name="N100">
      <style:table-cell-properties style:diagonal-bl-tr="none" style:diagonal-tl-br="none" fo:border="0.74pt solid #000000" fo:padding="0.071cm" style:rotation-align="none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5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ce16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oerp_5f_white" style:base-cell-address="Tabelle1.M1"/>
      <style:map style:condition="cell-content()=0" style:apply-style-name="oerp_5f_white" style:base-cell-address="Tabelle1.M1"/>
      <style:map style:condition="cell-content()=white" style:apply-style-name="oerp_5f_white" style:base-cell-address="Tabelle1.M1"/>
      <style:map style:condition="cell-content()=&quot;silver&quot;" style:apply-style-name="oerp_5f_silver" style:base-cell-address="Tabelle1.M1"/>
      <style:map style:condition="cell-content()=&quot;grey&quot;" style:apply-style-name="oerp_5f_grey" style:base-cell-address="Tabelle1.M1"/>
      <style:map style:condition="cell-content()=&quot;black&quot;" style:apply-style-name="oerp_5f_black" style:base-cell-address="Tabelle1.M1"/>
      <style:map style:condition="cell-content()=&quot;red&quot;" style:apply-style-name="oerp_5f_red" style:base-cell-address="Tabelle1.M1"/>
      <style:map style:condition="cell-content()=&quot;maroon&quot;" style:apply-style-name="oerp_5f_maroon" style:base-cell-address="Tabelle1.M1"/>
      <style:map style:condition="cell-content()=&quot;yellow&quot;" style:apply-style-name="oerp_5f_yellow" style:base-cell-address="Tabelle1.M1"/>
      <style:map style:condition="cell-content()=&quot;olive&quot;" style:apply-style-name="oerp_5f_olive" style:base-cell-address="Tabelle1.M1"/>
      <style:map style:condition="cell-content()=&quot;lime&quot;" style:apply-style-name="oerp_5f_lime" style:base-cell-address="Tabelle1.M1"/>
      <style:map style:condition="cell-content()=&quot;green&quot;" style:apply-style-name="oerp_5f_green" style:base-cell-address="Tabelle1.M1"/>
      <style:map style:condition="cell-content()=&quot;aqua&quot;" style:apply-style-name="oerp_5f_aqua" style:base-cell-address="Tabelle1.M1"/>
      <style:map style:condition="cell-content()=&quot;teal&quot;" style:apply-style-name="oerp_5f_teal" style:base-cell-address="Tabelle1.M1"/>
      <style:map style:condition="cell-content()=&quot;blue&quot;" style:apply-style-name="oerp_5f_blue" style:base-cell-address="Tabelle1.M1"/>
      <style:map style:condition="cell-content()=&quot;navy&quot;" style:apply-style-name="oerp_5f_navy" style:base-cell-address="Tabelle1.M1"/>
      <style:map style:condition="cell-content()=&quot;fuchsia&quot;" style:apply-style-name="oerp_5f_fuchsia" style:base-cell-address="Tabelle1.M1"/>
      <style:map style:condition="cell-content()=&quot;purple&quot;" style:apply-style-name="oerp_5f_purple" style:base-cell-address="Tabelle1.M1"/>
      <style:map style:condition="cell-content()=&quot;orange&quot;" style:apply-style-name="oerp_5f_orange" style:base-cell-address="Tabelle1.M1"/>
      <style:map style:condition="cell-content()=&quot;darkbrown&quot;" style:apply-style-name="oerp_5f_darkbrown" style:base-cell-address="Tabelle1.M1"/>
      <style:map style:condition="cell-content()=&quot;brown&quot;" style:apply-style-name="oerp_5f_brown" style:base-cell-address="Tabelle1.M1"/>
      <style:map style:condition="cell-content()=&quot;lightbrown&quot;" style:apply-style-name="oerp_5f_lightbrown" style:base-cell-address="Tabelle1.M1"/>
      <style:map style:condition="cell-content()=&quot;lightred&quot;" style:apply-style-name="oerp_5f_lightestred" style:base-cell-address="Tabelle1.M1"/>
      <style:map style:condition="cell-content()=&quot;lightyellow&quot;" style:apply-style-name="oerp_5f_lightestyellow" style:base-cell-address="Tabelle1.M1"/>
      <style:map style:condition="cell-content()=&quot;lightgreen&quot;" style:apply-style-name="oerp_5f_lightestgreen" style:base-cell-address="Tabelle1.M1"/>
      <style:map style:condition="cell-content()=&quot;lightblue&quot;" style:apply-style-name="oerp_5f_lightblue" style:base-cell-address="Tabelle1.M1"/>
      <style:map style:condition="cell-content()=&quot;lightteal&quot;" style:apply-style-name="oerp_5f_lightteal" style:base-cell-address="Tabelle1.M1"/>
      <style:map style:condition="cell-content()=&quot;lightestteal&quot;" style:apply-style-name="oerp_5f_lightestteal" style:base-cell-address="Tabelle1.M1"/>
      <style:map style:condition="cell-content()=&quot;darkestbrown&quot;" style:apply-style-name="oerp_5f_darkestbrown" style:base-cell-address="Tabelle1.M1"/>
      <style:map style:condition="cell-content()=&quot;darkestred&quot;" style:apply-style-name="oerp_5f_darkestred" style:base-cell-address="Tabelle1.M1"/>
      <style:map style:condition="cell-content()=&quot;lightestyellow&quot;" style:apply-style-name="oerp_5f_lightestyellow" style:base-cell-address="Tabelle1.M1"/>
      <style:map style:condition="cell-content()=&quot;lightestgreen&quot;" style:apply-style-name="oerp_5f_lightestgreen" style:base-cell-address="Tabelle1.M1"/>
      <style:map style:condition="cell-content()=&quot;lightestred&quot;" style:apply-style-name="oerp_5f_lightestred" style:base-cell-address="Tabelle1.M1"/>
      <style:map style:condition="cell-content()=&quot;lightestgrey&quot;" style:apply-style-name="oerp_5f_lightestgrey" style:base-cell-address="Tabelle1.M1"/>
      <style:map style:condition="cell-content()=&quot;darkestgrey&quot;" style:apply-style-name="oerp_5f_darkestgrey" style:base-cell-address="Tabelle1.M1"/>
      <style:map style:condition="cell-content()=&quot;schoko&quot;" style:apply-style-name="oerp_5f_schoko" style:base-cell-address="Tabelle1.M1"/>
      <style:map style:condition="cell-content()=&quot;lightgold&quot;" style:apply-style-name="oerp_5f_lightgold" style:base-cell-address="Tabelle1.M1"/>
      <style:map style:condition="cell-content()=&quot;lightestgold&quot;" style:apply-style-name="oerp_5f_lightestgold" style:base-cell-address="Tabelle1.M1"/>
      <style:map style:condition="cell-content()=&quot;lightestblue&quot;" style:apply-style-name="oerp_5f_lightestblue" style:base-cell-address="Tabelle1.M1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" table:default-cell-style-name="ce13"/>
        <table:table-column table:style-name="co7" table:number-columns-repeated="245" table:default-cell-style-name="ce2"/>
        <table:table-column table:style-name="co7" table:number-columns-repeated="766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914cm" svg:height="0.872cm" svg:x="6.768cm" svg:y="0cm" draw:caption-point-x="-0.598cm" draw:caption-point-y="0.01cm">
              <dc:date>2016-12-07T00:00:00</dc:date>
              <text:p text:style-name="P1"><text:span text:style-name="T1">Name des Produkts</text:span></text:p>
            </office:annotation>
            <text:p>Name</text:p>
          </table:table-cell>
          <table:table-cell table:style-name="ce3" office:value-type="string" calcext:value-type="string">
            <office:annotation draw:style-name="gr1" draw:text-style-name="P1" svg:width="2.982cm" svg:height="3.254cm" svg:x="2.77cm" svg:y="1.244cm" draw:caption-point-x="5.526cm" draw:caption-point-y="-1.234cm">
              <dc:date>2016-12-07T00:00:00</dc:date>
              <text:p text:style-name="P1"><text:span text:style-name="T1">Preise der Ware (ob Brutto oder Netto Preise verwendet werden, muss beim Schicken der Datei mitgeteilt werden)</text:span></text:p>
            </office:annotation>
            <text:p>Preis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office:annotation draw:style-name="gr1" draw:text-style-name="P1" svg:width="2.916cm" svg:height="1.217cm" svg:x="12.193cm" svg:y="1.058cm" draw:caption-point-x="-0.934cm" draw:caption-point-y="-1.048cm">
              <dc:date>2016-12-07T00:00:00</dc:date>
              <text:p text:style-name="P1"><text:span text:style-name="T1">Umsatzsteuer des Produkts: 10 , 13, 20</text:span></text:p>
            </office:annotation>
            <text:p>Ust</text:p>
          </table:table-cell>
          <table:table-cell table:style-name="ce7" office:value-type="string" calcext:value-type="string">
            <office:annotation draw:style-name="gr1" draw:text-style-name="P1" svg:width="2.881cm" svg:height="5.001cm" svg:x="8.334cm" svg:y="0.953cm" draw:caption-point-x="6.56cm" draw:caption-point-y="-0.943cm">
              <dc:date>2016-12-07T00:00:00</dc:date>
              <text:p text:style-name="P1"><text:span text:style-name="T1">Die interne Kategorie des Produkts wird nicht auf der Kassa angezeigt. </text:span></text:p>
              <text:p text:style-name="P1"><text:span text:style-name="T1"/></text:p>
              <text:p text:style-name="P1"><text:span text:style-name="T1">Über die internen Produktkategorien werden die Erlös- und Aufwandskonten gesteuert</text:span></text:p>
            </office:annotation>
            <text:p>Hauptkategorie</text:p>
          </table:table-cell>
          <table:table-cell table:style-name="ce7" office:value-type="string" calcext:value-type="string">
            <office:annotation draw:style-name="gr1" draw:text-style-name="P1" svg:width="2.915cm" svg:height="1.217cm" svg:x="12.249cm" svg:y="0.979cm" draw:caption-point-x="5.469cm" draw:caption-point-y="-0.969cm">
              <dc:date>2016-12-07T00:00:00</dc:date>
              <text:p text:style-name="P1"><text:span text:style-name="T1">Die Kassen-Produktkategorie für die Auswahl</text:span></text:p>
            </office:annotation>
            <text:p>Unterkategorie</text:p>
          </table:table-cell>
          <table:table-cell table:style-name="ce1" office:value-type="string" calcext:value-type="string">
            <office:annotation draw:style-name="gr1" draw:text-style-name="P1" svg:width="2.916cm" svg:height="1.217cm" svg:x="14.653cm" svg:y="3.069cm" draw:caption-point-x="5.33cm" draw:caption-point-y="-3.059cm">
              <dc:date>2016-12-07T00:00:00</dc:date>
              <text:p text:style-name="P1"><text:span text:style-name="T1">Soll die Ware gewogen werden?</text:span></text:p>
            </office:annotation>
            <text:p>Wiegung</text:p>
          </table:table-cell>
          <table:table-cell table:style-name="ce1" office:value-type="string" calcext:value-type="string">
            <text:p>Kurzbezeichnung</text:p>
          </table:table-cell>
          <table:table-cell table:style-name="ce1" office:value-type="string" calcext:value-type="string">
            <office:annotation draw:style-name="gr1" draw:text-style-name="P1" svg:width="2.947cm" svg:height="1.88cm" svg:x="25.114cm" svg:y="2.275cm" draw:caption-point-x="3.932cm" draw:caption-point-y="-2.265cm">
              <dc:date>2016-12-07T00:00:00</dc:date>
              <text:p text:style-name="P1"><text:span text:style-name="T1">Produkt- Kurzbezeichnung bzw. interne Artikel- Bezeichnung</text:span></text:p>
            </office:annotation>
            <text:p>Code</text:p>
          </table:table-cell>
          <table:table-cell table:style-name="ce1" office:value-type="string" calcext:value-type="string">
            <office:annotation draw:style-name="gr1" draw:text-style-name="P1" svg:width="2.952cm" svg:height="0.529cm" svg:x="34.62cm" svg:y="0cm" draw:caption-point-x="-0.596cm" draw:caption-point-y="0.01cm">
              <dc:date>2016-12-07T00:00:00</dc:date>
              <text:p text:style-name="P1"><text:span text:style-name="T1">EAN13 Code</text:span></text:p>
            </office:annotation>
            <text:p>EAN13</text:p>
          </table:table-cell>
          <table:table-cell table:style-name="ce1" office:value-type="string" calcext:value-type="string">
            <text:p>Nachkommastellen</text:p>
          </table:table-cell>
          <table:table-cell table:style-name="ce10" office:value-type="string" calcext:value-type="string">
            <text:p>Farbe</text:p>
          </table:table-cell>
          <table:table-cell table:style-name="ce14" office:value-type="string" calcext:value-type="string">
            <text:p>Farb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usbesuch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gemein</text:p>
          </table:table-cell>
          <table:table-cell table:number-columns-repeated="2"/>
          <table:table-cell office:value-type="string" calcext:value-type="string">
            <text:p>Hausb.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ssage 15 Minuten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age</text:p>
          </table:table-cell>
          <table:table-cell table:number-columns-repeated="2"/>
          <table:table-cell office:value-type="string" calcext:value-type="string">
            <text:p>Massage 15min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silv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ssage 30 Minuten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age</text:p>
          </table:table-cell>
          <table:table-cell table:number-columns-repeated="2"/>
          <table:table-cell office:value-type="string" calcext:value-type="string">
            <text:p>Massage 30min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gr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ssage 60 Minuten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age</text:p>
          </table:table-cell>
          <table:table-cell table:number-columns-repeated="2"/>
          <table:table-cell office:value-type="string" calcext:value-type="string">
            <text:p>Massage 60min</text:p>
          </table:table-cell>
          <table:table-cell table:number-columns-repeated="3"/>
          <table:table-cell table:style-name="ce11"/>
          <table:table-cell table:style-name="ce15" office:value-type="string" calcext:value-type="string">
            <text:p>black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maroo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m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aqua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te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navy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fuchsia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purpl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darkbrow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brow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brow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red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gree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blu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blu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te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te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darkestbrow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darkestred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gree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red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grey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darkestgrey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schoko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gold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gold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estyellow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 office:value-type="string" calcext:value-type="string">
            <text:p>lightyellow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5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1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4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1" table:number-rows-repeated="5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6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1" table:number-rows-repeated="3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7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1" table:number-rows-repeated="22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>
          <table:table-cell table:number-columns-repeated="7"/>
          <table:table-cell table:style-name="ce9"/>
          <table:table-cell table:number-columns-repeated="3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6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3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2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1" table:number-rows-repeated="11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19">
          <table:table-cell table:number-columns-repeated="11"/>
          <table:table-cell table:style-name="ce12"/>
          <table:table-cell table:style-name="ce16"/>
          <table:table-cell table:number-columns-repeated="1011"/>
        </table:table-row>
        <table:table-row table:style-name="ro1" table:number-rows-repeated="65401">
          <table:table-cell table:number-columns-repeated="11"/>
          <table:table-cell table:style-name="ce11"/>
          <table:table-cell table:style-name="ce15"/>
          <table:table-cell table:number-columns-repeated="1011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M1:Tabelle1.M65535">
            <calcext:condition calcext:apply-style-name="oerp_white" calcext:value="=0" calcext:base-cell-address="Tabelle1.M1"/>
            <calcext:condition calcext:apply-style-name="oerp_white" calcext:value="=0" calcext:base-cell-address="Tabelle1.M1"/>
            <calcext:condition calcext:apply-style-name="oerp_white" calcext:value="=white" calcext:base-cell-address="Tabelle1.M1"/>
            <calcext:condition calcext:apply-style-name="oerp_silver" calcext:value="=&quot;silver&quot;" calcext:base-cell-address="Tabelle1.M1"/>
            <calcext:condition calcext:apply-style-name="oerp_grey" calcext:value="=&quot;grey&quot;" calcext:base-cell-address="Tabelle1.M1"/>
            <calcext:condition calcext:apply-style-name="oerp_black" calcext:value="=&quot;black&quot;" calcext:base-cell-address="Tabelle1.M1"/>
            <calcext:condition calcext:apply-style-name="oerp_red" calcext:value="=&quot;red&quot;" calcext:base-cell-address="Tabelle1.M1"/>
            <calcext:condition calcext:apply-style-name="oerp_maroon" calcext:value="=&quot;maroon&quot;" calcext:base-cell-address="Tabelle1.M1"/>
            <calcext:condition calcext:apply-style-name="oerp_yellow" calcext:value="=&quot;yellow&quot;" calcext:base-cell-address="Tabelle1.M1"/>
            <calcext:condition calcext:apply-style-name="oerp_olive" calcext:value="=&quot;olive&quot;" calcext:base-cell-address="Tabelle1.M1"/>
            <calcext:condition calcext:apply-style-name="oerp_lime" calcext:value="=&quot;lime&quot;" calcext:base-cell-address="Tabelle1.M1"/>
            <calcext:condition calcext:apply-style-name="oerp_green" calcext:value="=&quot;green&quot;" calcext:base-cell-address="Tabelle1.M1"/>
            <calcext:condition calcext:apply-style-name="oerp_aqua" calcext:value="=&quot;aqua&quot;" calcext:base-cell-address="Tabelle1.M1"/>
            <calcext:condition calcext:apply-style-name="oerp_teal" calcext:value="=&quot;teal&quot;" calcext:base-cell-address="Tabelle1.M1"/>
            <calcext:condition calcext:apply-style-name="oerp_blue" calcext:value="=&quot;blue&quot;" calcext:base-cell-address="Tabelle1.M1"/>
            <calcext:condition calcext:apply-style-name="oerp_navy" calcext:value="=&quot;navy&quot;" calcext:base-cell-address="Tabelle1.M1"/>
            <calcext:condition calcext:apply-style-name="oerp_fuchsia" calcext:value="=&quot;fuchsia&quot;" calcext:base-cell-address="Tabelle1.M1"/>
            <calcext:condition calcext:apply-style-name="oerp_purple" calcext:value="=&quot;purple&quot;" calcext:base-cell-address="Tabelle1.M1"/>
            <calcext:condition calcext:apply-style-name="oerp_orange" calcext:value="=&quot;orange&quot;" calcext:base-cell-address="Tabelle1.M1"/>
            <calcext:condition calcext:apply-style-name="oerp_darkbrown" calcext:value="=&quot;darkbrown&quot;" calcext:base-cell-address="Tabelle1.M1"/>
            <calcext:condition calcext:apply-style-name="oerp_brown" calcext:value="=&quot;brown&quot;" calcext:base-cell-address="Tabelle1.M1"/>
            <calcext:condition calcext:apply-style-name="oerp_lightbrown" calcext:value="=&quot;lightbrown&quot;" calcext:base-cell-address="Tabelle1.M1"/>
            <calcext:condition calcext:apply-style-name="oerp_lightestred" calcext:value="=&quot;lightred&quot;" calcext:base-cell-address="Tabelle1.M1"/>
            <calcext:condition calcext:apply-style-name="oerp_lightestyellow" calcext:value="=&quot;lightyellow&quot;" calcext:base-cell-address="Tabelle1.M1"/>
            <calcext:condition calcext:apply-style-name="oerp_lightestgreen" calcext:value="=&quot;lightgreen&quot;" calcext:base-cell-address="Tabelle1.M1"/>
            <calcext:condition calcext:apply-style-name="oerp_lightblue" calcext:value="=&quot;lightblue&quot;" calcext:base-cell-address="Tabelle1.M1"/>
            <calcext:condition calcext:apply-style-name="oerp_lightteal" calcext:value="=&quot;lightteal&quot;" calcext:base-cell-address="Tabelle1.M1"/>
            <calcext:condition calcext:apply-style-name="oerp_lightestteal" calcext:value="=&quot;lightestteal&quot;" calcext:base-cell-address="Tabelle1.M1"/>
            <calcext:condition calcext:apply-style-name="oerp_darkestbrown" calcext:value="=&quot;darkestbrown&quot;" calcext:base-cell-address="Tabelle1.M1"/>
            <calcext:condition calcext:apply-style-name="oerp_darkestred" calcext:value="=&quot;darkestred&quot;" calcext:base-cell-address="Tabelle1.M1"/>
            <calcext:condition calcext:apply-style-name="oerp_lightestyellow" calcext:value="=&quot;lightestyellow&quot;" calcext:base-cell-address="Tabelle1.M1"/>
            <calcext:condition calcext:apply-style-name="oerp_lightestgreen" calcext:value="=&quot;lightestgreen&quot;" calcext:base-cell-address="Tabelle1.M1"/>
            <calcext:condition calcext:apply-style-name="oerp_lightestred" calcext:value="=&quot;lightestred&quot;" calcext:base-cell-address="Tabelle1.M1"/>
            <calcext:condition calcext:apply-style-name="oerp_lightestgrey" calcext:value="=&quot;lightestgrey&quot;" calcext:base-cell-address="Tabelle1.M1"/>
            <calcext:condition calcext:apply-style-name="oerp_darkestgrey" calcext:value="=&quot;darkestgrey&quot;" calcext:base-cell-address="Tabelle1.M1"/>
            <calcext:condition calcext:apply-style-name="oerp_schoko" calcext:value="=&quot;schoko&quot;" calcext:base-cell-address="Tabelle1.M1"/>
            <calcext:condition calcext:apply-style-name="oerp_lightgold" calcext:value="=&quot;lightgold&quot;" calcext:base-cell-address="Tabelle1.M1"/>
            <calcext:condition calcext:apply-style-name="oerp_lightestgold" calcext:value="=&quot;lightestgold&quot;" calcext:base-cell-address="Tabelle1.M1"/>
            <calcext:condition calcext:apply-style-name="oerp_lightestblue" calcext:value="=&quot;lightestblue&quot;" calcext:base-cell-address="Tabelle1.M1"/>
          </calcext:conditional-format>
          <calcext:conditional-format calcext:target-range-address="Tabelle1.L1:Tabelle1.L65535">
            <calcext:condition calcext:apply-style-name="oerp_white" calcext:value="=0" calcext:base-cell-address="Tabelle1.L1"/>
            <calcext:condition calcext:apply-style-name="oerp_white" calcext:value="=0" calcext:base-cell-address="Tabelle1.L1"/>
            <calcext:condition calcext:apply-style-name="oerp_white" calcext:value="=white" calcext:base-cell-address="Tabelle1.L1"/>
            <calcext:condition calcext:apply-style-name="oerp_silver" calcext:value="=&quot;silver&quot;" calcext:base-cell-address="Tabelle1.L1"/>
            <calcext:condition calcext:apply-style-name="oerp_grey" calcext:value="=&quot;grey&quot;" calcext:base-cell-address="Tabelle1.L1"/>
            <calcext:condition calcext:apply-style-name="oerp_black" calcext:value="=&quot;black&quot;" calcext:base-cell-address="Tabelle1.L1"/>
            <calcext:condition calcext:apply-style-name="oerp_red" calcext:value="=&quot;red&quot;" calcext:base-cell-address="Tabelle1.L1"/>
            <calcext:condition calcext:apply-style-name="oerp_maroon" calcext:value="=&quot;maroon&quot;" calcext:base-cell-address="Tabelle1.L1"/>
            <calcext:condition calcext:apply-style-name="oerp_yellow" calcext:value="=&quot;yellow&quot;" calcext:base-cell-address="Tabelle1.L1"/>
            <calcext:condition calcext:apply-style-name="oerp_olive" calcext:value="=&quot;olive&quot;" calcext:base-cell-address="Tabelle1.L1"/>
            <calcext:condition calcext:apply-style-name="oerp_lime" calcext:value="=&quot;lime&quot;" calcext:base-cell-address="Tabelle1.L1"/>
            <calcext:condition calcext:apply-style-name="oerp_green" calcext:value="=&quot;green&quot;" calcext:base-cell-address="Tabelle1.L1"/>
            <calcext:condition calcext:apply-style-name="oerp_aqua" calcext:value="=&quot;aqua&quot;" calcext:base-cell-address="Tabelle1.L1"/>
            <calcext:condition calcext:apply-style-name="oerp_teal" calcext:value="=&quot;teal&quot;" calcext:base-cell-address="Tabelle1.L1"/>
            <calcext:condition calcext:apply-style-name="oerp_blue" calcext:value="=&quot;blue&quot;" calcext:base-cell-address="Tabelle1.L1"/>
            <calcext:condition calcext:apply-style-name="oerp_navy" calcext:value="=&quot;navy&quot;" calcext:base-cell-address="Tabelle1.L1"/>
            <calcext:condition calcext:apply-style-name="oerp_fuchsia" calcext:value="=&quot;fuchsia&quot;" calcext:base-cell-address="Tabelle1.L1"/>
            <calcext:condition calcext:apply-style-name="oerp_purple" calcext:value="=&quot;purple&quot;" calcext:base-cell-address="Tabelle1.L1"/>
            <calcext:condition calcext:apply-style-name="oerp_orange" calcext:value="=&quot;orange&quot;" calcext:base-cell-address="Tabelle1.L1"/>
            <calcext:condition calcext:apply-style-name="oerp_darkbrown" calcext:value="=&quot;darkbrown&quot;" calcext:base-cell-address="Tabelle1.L1"/>
            <calcext:condition calcext:apply-style-name="oerp_brown" calcext:value="=&quot;brown&quot;" calcext:base-cell-address="Tabelle1.L1"/>
            <calcext:condition calcext:apply-style-name="oerp_lightbrown" calcext:value="=&quot;lightbrown&quot;" calcext:base-cell-address="Tabelle1.L1"/>
            <calcext:condition calcext:apply-style-name="oerp_lightestred" calcext:value="=&quot;lightred&quot;" calcext:base-cell-address="Tabelle1.L1"/>
            <calcext:condition calcext:apply-style-name="oerp_lightestyellow" calcext:value="=&quot;lightyellow&quot;" calcext:base-cell-address="Tabelle1.L1"/>
            <calcext:condition calcext:apply-style-name="oerp_lightestgreen" calcext:value="=&quot;lightgreen&quot;" calcext:base-cell-address="Tabelle1.L1"/>
            <calcext:condition calcext:apply-style-name="oerp_lightblue" calcext:value="=&quot;lightblue&quot;" calcext:base-cell-address="Tabelle1.L1"/>
            <calcext:condition calcext:apply-style-name="oerp_lightteal" calcext:value="=&quot;lightteal&quot;" calcext:base-cell-address="Tabelle1.L1"/>
            <calcext:condition calcext:apply-style-name="oerp_lightestteal" calcext:value="=&quot;lightestteal&quot;" calcext:base-cell-address="Tabelle1.L1"/>
            <calcext:condition calcext:apply-style-name="oerp_darkestbrown" calcext:value="=&quot;darkestbrown&quot;" calcext:base-cell-address="Tabelle1.L1"/>
            <calcext:condition calcext:apply-style-name="oerp_darkestred" calcext:value="=&quot;darkestred&quot;" calcext:base-cell-address="Tabelle1.L1"/>
            <calcext:condition calcext:apply-style-name="oerp_lightestyellow" calcext:value="=&quot;lightestyellow&quot;" calcext:base-cell-address="Tabelle1.L1"/>
            <calcext:condition calcext:apply-style-name="oerp_lightestgreen" calcext:value="=&quot;lightestgreen&quot;" calcext:base-cell-address="Tabelle1.L1"/>
            <calcext:condition calcext:apply-style-name="oerp_lightestred" calcext:value="=&quot;lightestred&quot;" calcext:base-cell-address="Tabelle1.L1"/>
            <calcext:condition calcext:apply-style-name="oerp_lightestgrey" calcext:value="=&quot;lightestgrey&quot;" calcext:base-cell-address="Tabelle1.L1"/>
            <calcext:condition calcext:apply-style-name="oerp_darkestgrey" calcext:value="=&quot;darkestgrey&quot;" calcext:base-cell-address="Tabelle1.L1"/>
            <calcext:condition calcext:apply-style-name="oerp_schoko" calcext:value="=&quot;schoko&quot;" calcext:base-cell-address="Tabelle1.L1"/>
            <calcext:condition calcext:apply-style-name="oerp_lightgold" calcext:value="=&quot;lightgold&quot;" calcext:base-cell-address="Tabelle1.L1"/>
            <calcext:condition calcext:apply-style-name="oerp_lightestgold" calcext:value="=&quot;lightestgold&quot;" calcext:base-cell-address="Tabelle1.L1"/>
            <calcext:condition calcext:apply-style-name="oerp_lightestblue" calcext:value="=&quot;lightestblue&quot;" calcext:base-cell-address="Tabelle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integer-digits="1" number:grouping="true"/>
      <number:text>   </number:text>
    </number:number-style>
    <number:number-style style:name="N1012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integer-digits="1" number:grouping="true"/>
      <number:text>   </number:text>
    </number:number-style>
    <number:number-style style:name="N1012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0" number:min-integer-digits="1" number:grouping="true"/>
      <number:text> €</number:text>
    </number:number-style>
    <number:number-style style:name="N1012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number:min-integer-digits="1" number:grouping="true"/>
      <number:text> €</number:text>
    </number:number-style>
    <number:number-style style:name="N10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integer-digits="1" number:grouping="true"/>
      <number:text> €</number:text>
    </number:number-style>
    <number:number-style style:name="N101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rbe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aqua" style:display-name="oerp_aqua" style:family="table-cell" style:parent-style-name="Farbe">
      <style:table-cell-properties fo:background-color="#2a7f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ack" style:display-name="oerp_black" style:family="table-cell" style:parent-style-name="Farbe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ue" style:display-name="oerp_blue" style:family="table-cell" style:parent-style-name="Farbe">
      <style:table-cell-properties fo:background-color="#2a2a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rown" style:display-name="oerp_brown" style:family="table-cell" style:parent-style-name="Farbe">
      <style:table-cell-properties fo:background-color="#aa44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brown" style:display-name="oerp_darkbrown" style:family="table-cell" style:parent-style-name="Farbe">
      <style:table-cell-properties fo:background-color="#784421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brown" style:display-name="oerp_darkestbrown" style:family="table-cell" style:parent-style-name="Farbe">
      <style:table-cell-properties fo:background-color="#5522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grey" style:display-name="oerp_darkestgrey" style:family="table-cell" style:parent-style-name="Farbe">
      <style:table-cell-properties fo:background-color="#3f3f3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red" style:display-name="oerp_darkestred" style:family="table-cell" style:parent-style-name="Farbe">
      <style:table-cell-properties fo:background-color="#55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fuchsia" style:display-name="oerp_fuchsia" style:family="table-cell" style:parent-style-name="Farbe">
      <style:table-cell-properties fo:background-color="#ff55d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en" style:display-name="oerp_green" style:family="table-cell" style:parent-style-name="Farbe">
      <style:table-cell-properties fo:background-color="#256235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y" style:display-name="oerp_grey" style:family="table-cell" style:parent-style-name="Farbe">
      <style:table-cell-properties fo:background-color="#4d4d4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lue" style:display-name="oerp_lightblue" style:family="table-cell" style:parent-style-name="Farbe">
      <style:table-cell-properties fo:background-color="#aa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rown" style:display-name="oerp_lightbrown" style:family="table-cell" style:parent-style-name="Farbe">
      <style:table-cell-properties fo:background-color="#ffb3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blue" style:display-name="oerp_lightestblue" style:family="table-cell" style:parent-style-name="Farbe">
      <style:table-cell-properties fo:background-color="#d5e5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en" style:display-name="oerp_lightestgreen" style:family="table-cell" style:parent-style-name="Farbe">
      <style:table-cell-properties fo:background-color="#f6ffd5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y" style:display-name="oerp_lightestgrey" style:family="table-cell" style:parent-style-name="Farbe">
      <style:table-cell-properties fo:background-color="#edede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red" style:display-name="oerp_lightestred" style:family="table-cell" style:parent-style-name="Farbe">
      <style:table-cell-properties fo:background-color="#f3e0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teal" style:display-name="oerp_lightestteal" style:family="table-cell" style:parent-style-name="Farbe">
      <style:table-cell-properties fo:background-color="#d5f6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yellow" style:display-name="oerp_lightestyellow" style:family="table-cell" style:parent-style-name="Farbe">
      <style:table-cell-properties fo:background-color="#fdf7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old" style:display-name="oerp_lightgold" style:family="table-cell" style:parent-style-name="Farbe">
      <style:table-cell-properties fo:background-color="#ffd7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reen" style:display-name="oerp_lightgreen" style:family="table-cell" style:parent-style-name="Farbe">
      <style:table-cell-properties fo:background-color="#eeff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red" style:display-name="oerp_lightred" style:family="table-cell" style:parent-style-name="Farbe">
      <style:table-cell-properties fo:background-color="#e9afa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teal" style:display-name="oerp_lightteal" style:family="table-cell" style:parent-style-name="Farbe">
      <style:table-cell-properties fo:background-color="#aaee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yellow" style:display-name="oerp_lightyellow" style:family="table-cell" style:parent-style-name="Farbe">
      <style:table-cell-properties fo:background-color="#ffee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me" style:display-name="oerp_lime" style:family="table-cell" style:parent-style-name="Farbe">
      <style:table-cell-properties fo:background-color="#3c9d53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maroon" style:display-name="oerp_maroon" style:family="table-cell" style:parent-style-name="Farbe">
      <style:table-cell-properties fo:background-color="#8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navy" style:display-name="oerp_navy" style:family="table-cell" style:parent-style-name="Farbe">
      <style:table-cell-properties fo:background-color="#0033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live" style:display-name="oerp_olive" style:family="table-cell" style:parent-style-name="Farbe">
      <style:table-cell-properties fo:background-color="#aa88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range" style:display-name="oerp_orange" style:family="table-cell" style:parent-style-name="Farbe">
      <style:table-cell-properties fo:background-color="#ff7f2a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purple" style:display-name="oerp_purple" style:family="table-cell" style:parent-style-name="Farbe">
      <style:table-cell-properties fo:background-color="#a8008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red" style:display-name="oerp_red" style:family="table-cell" style:parent-style-name="Farbe">
      <style:table-cell-properties fo:background-color="#e06b5e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choko" style:display-name="oerp_schoko" style:family="table-cell" style:parent-style-name="Farbe">
      <style:table-cell-properties fo:background-color="#48373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ilver" style:display-name="oerp_silver" style:family="table-cell" style:parent-style-name="Farbe">
      <style:table-cell-properties fo:background-color="#9999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teal" style:display-name="oerp_teal" style:family="table-cell" style:parent-style-name="Farbe">
      <style:table-cell-properties fo:background-color="#5fd3bc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white" style:display-name="oerp_white" style:family="table-cell" style:parent-style-name="Farbe">
      <style:table-cell-properties fo:background-color="#ffff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yellow" style:display-name="oerp_yellow" style:family="table-cell" style:parent-style-name="Farbe">
      <style:table-cell-properties fo:background-color="#ffe98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old" style:display-name="oerp_lightestgold" style:family="table-cell" style:parent-style-name="Farbe">
      <style:table-cell-properties fo:background-color="#fff09e" style:vertical-justify="auto"/>
      <style:paragraph-properties css3t:text-justify="auto"/>
      <style:text-properties fo:color="#00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4:02:49.7018776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erf</meta:initial-creator>
    <meta:creation-date>2016-11-29T22:07:56</meta:creation-date>
    <dc:date>2017-04-25T14:05:17.450265128</dc:date>
    <meta:print-date>2016-11-29T22:03:58</meta:print-date>
    <meta:editing-cycles>41</meta:editing-cycles>
    <meta:editing-duration>PT5H51M8S</meta:editing-duration>
    <meta:generator>LibreOffice/4.2.8.2$Linux_X86_64 LibreOffice_project/420m0$Build-2</meta:generator>
    <meta:document-statistic meta:table-count="1" meta:cell-count="75" meta:object-count="0"/>
  </office:meta>
</office:document-meta>
</file>